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14b" officeooo:paragraph-rsid="0022f827"/>
    </style:style>
    <style:style style:name="P2" style:family="paragraph" style:parent-style-name="Standard">
      <style:text-properties officeooo:rsid="0019814b" officeooo:paragraph-rsid="0034d809"/>
    </style:style>
    <style:style style:name="P3" style:family="paragraph" style:parent-style-name="Standard">
      <style:text-properties officeooo:rsid="0019814b" officeooo:paragraph-rsid="003e5ac5"/>
    </style:style>
    <style:style style:name="P4" style:family="paragraph" style:parent-style-name="Standard">
      <style:text-properties officeooo:rsid="0019814b" officeooo:paragraph-rsid="0044b99a"/>
    </style:style>
    <style:style style:name="P5" style:family="paragraph" style:parent-style-name="Standard">
      <style:text-properties officeooo:rsid="001dd7c3" officeooo:paragraph-rsid="0022f827"/>
    </style:style>
    <style:style style:name="P6" style:family="paragraph" style:parent-style-name="Standard">
      <style:text-properties officeooo:rsid="0034d809" officeooo:paragraph-rsid="0034d809"/>
    </style:style>
    <style:style style:name="P7" style:family="paragraph" style:parent-style-name="Standard">
      <style:paragraph-properties fo:break-before="page"/>
      <style:text-properties officeooo:rsid="0034d809" officeooo:paragraph-rsid="003b63b2"/>
    </style:style>
    <style:style style:name="P8" style:family="paragraph" style:parent-style-name="Standard">
      <style:text-properties officeooo:rsid="003e5ac5" officeooo:paragraph-rsid="003e5ac5"/>
    </style:style>
    <style:style style:name="T1" style:family="text">
      <style:text-properties officeooo:rsid="001ad1b3"/>
    </style:style>
    <style:style style:name="T2" style:family="text">
      <style:text-properties officeooo:rsid="001b9c7b"/>
    </style:style>
    <style:style style:name="T3" style:family="text">
      <style:text-properties officeooo:rsid="001bad9e"/>
    </style:style>
    <style:style style:name="T4" style:family="text">
      <style:text-properties officeooo:rsid="001be86f"/>
    </style:style>
    <style:style style:name="T5" style:family="text">
      <style:text-properties officeooo:rsid="001dd7c3"/>
    </style:style>
    <style:style style:name="T6" style:family="text">
      <style:text-properties officeooo:rsid="001f92e7"/>
    </style:style>
    <style:style style:name="T7" style:family="text">
      <style:text-properties officeooo:rsid="0020e6ad"/>
    </style:style>
    <style:style style:name="T8" style:family="text">
      <style:text-properties officeooo:rsid="0021480c"/>
    </style:style>
    <style:style style:name="T9" style:family="text">
      <style:text-properties officeooo:rsid="00217a3e"/>
    </style:style>
    <style:style style:name="T10" style:family="text">
      <style:text-properties officeooo:rsid="00219421"/>
    </style:style>
    <style:style style:name="T11" style:family="text">
      <style:text-properties officeooo:rsid="0021d95d"/>
    </style:style>
    <style:style style:name="T12" style:family="text">
      <style:text-properties officeooo:rsid="0022b617"/>
    </style:style>
    <style:style style:name="T13" style:family="text">
      <style:text-properties officeooo:rsid="0022f827"/>
    </style:style>
    <style:style style:name="T14" style:family="text">
      <style:text-properties officeooo:rsid="0023ded1"/>
    </style:style>
    <style:style style:name="T15" style:family="text">
      <style:text-properties officeooo:rsid="00248993"/>
    </style:style>
    <style:style style:name="T16" style:family="text">
      <style:text-properties officeooo:rsid="0025c1e3"/>
    </style:style>
    <style:style style:name="T17" style:family="text">
      <style:text-properties officeooo:rsid="00270909"/>
    </style:style>
    <style:style style:name="T18" style:family="text">
      <style:text-properties officeooo:rsid="00285261"/>
    </style:style>
    <style:style style:name="T19" style:family="text">
      <style:text-properties officeooo:rsid="002871b3"/>
    </style:style>
    <style:style style:name="T20" style:family="text">
      <style:text-properties officeooo:rsid="00289908"/>
    </style:style>
    <style:style style:name="T21" style:family="text">
      <style:text-properties officeooo:rsid="00292827"/>
    </style:style>
    <style:style style:name="T22" style:family="text">
      <style:text-properties officeooo:rsid="0029a0e5"/>
    </style:style>
    <style:style style:name="T23" style:family="text">
      <style:text-properties officeooo:rsid="002a62c8"/>
    </style:style>
    <style:style style:name="T24" style:family="text">
      <style:text-properties officeooo:rsid="002ae2ea"/>
    </style:style>
    <style:style style:name="T25" style:family="text">
      <style:text-properties officeooo:rsid="002b88a6"/>
    </style:style>
    <style:style style:name="T26" style:family="text">
      <style:text-properties officeooo:rsid="002d126f"/>
    </style:style>
    <style:style style:name="T27" style:family="text">
      <style:text-properties officeooo:rsid="002e2935"/>
    </style:style>
    <style:style style:name="T28" style:family="text">
      <style:text-properties officeooo:rsid="002e91ef"/>
    </style:style>
    <style:style style:name="T29" style:family="text">
      <style:text-properties officeooo:rsid="0030cb35"/>
    </style:style>
    <style:style style:name="T30" style:family="text">
      <style:text-properties officeooo:rsid="00318726"/>
    </style:style>
    <style:style style:name="T31" style:family="text">
      <style:text-properties officeooo:rsid="0032937d"/>
    </style:style>
    <style:style style:name="T32" style:family="text">
      <style:text-properties officeooo:rsid="0034466d"/>
    </style:style>
    <style:style style:name="T33" style:family="text">
      <style:text-properties officeooo:rsid="0034d809"/>
    </style:style>
    <style:style style:name="T34" style:family="text">
      <style:text-properties officeooo:rsid="00356c16"/>
    </style:style>
    <style:style style:name="T35" style:family="text">
      <style:text-properties officeooo:rsid="0036a5f9"/>
    </style:style>
    <style:style style:name="T36" style:family="text">
      <style:text-properties officeooo:rsid="00387d9f"/>
    </style:style>
    <style:style style:name="T37" style:family="text">
      <style:text-properties fo:color="#c9211e" loext:opacity="100%" officeooo:rsid="00387d9f"/>
    </style:style>
    <style:style style:name="T38" style:family="text">
      <style:text-properties officeooo:rsid="00397c1c"/>
    </style:style>
    <style:style style:name="T39" style:family="text">
      <style:text-properties officeooo:rsid="003a0d43"/>
    </style:style>
    <style:style style:name="T40" style:family="text">
      <style:text-properties officeooo:rsid="003b63b2"/>
    </style:style>
    <style:style style:name="T41" style:family="text">
      <style:text-properties officeooo:rsid="003c905d"/>
    </style:style>
    <style:style style:name="T42" style:family="text">
      <style:text-properties officeooo:rsid="004162c1"/>
    </style:style>
    <style:style style:name="T43" style:family="text">
      <style:text-properties officeooo:rsid="0041683c"/>
    </style:style>
    <style:style style:name="T44" style:family="text">
      <style:text-properties officeooo:rsid="0042456f"/>
    </style:style>
    <style:style style:name="T45" style:family="text">
      <style:text-properties officeooo:rsid="0043ca05"/>
    </style:style>
    <style:style style:name="T46" style:family="text">
      <style:text-properties officeooo:rsid="004444fe"/>
    </style:style>
    <style:style style:name="T47" style:family="text">
      <style:text-properties officeooo:rsid="0044b99a"/>
    </style:style>
    <style:style style:name="T48" style:family="text">
      <style:text-properties officeooo:rsid="004664fe"/>
    </style:style>
    <style:style style:name="T49" style:family="text">
      <style:text-properties officeooo:rsid="00478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ázev neznámý<text:line-break/><text:span text:style-name="T33">1</text:span><text:line-break/>Byl den jako každý jiný, tak obyčejný až jeho obyčejnost byla nepříjemně mdlá. V této záplavě chaotické rutiny uspěchaného každodenního světa se <text:span text:style-name="T4">Elena</text:span> převalovala na posteli a nemohla se přinutit dospat poslední hodinu než ji budík opět přinutí zařadit se do systému <text:span text:style-name="T2">plného</text:span><text:span text:style-name="T1"> </text:span>melodi<text:span text:style-name="T1">í </text:span>přednastaven<text:span text:style-name="T1">ých</text:span> od výrobce <text:s/><text:span text:style-name="T1">melodií přednastavenou od výrobce</text:span>. <text:span text:style-name="T12">Sama t</text:span>en tón chtěla už několikrát změnit, ale nakonec, <text:span text:style-name="T1">zvlášť ve dnech jaký byl tento, nevýslovný odpor k daným melodickým vibracím převážila jistá ironie a poetičnost. </text:span><text:span text:style-name="T3">Jako přízračný bubeník se ta malá krabička snažila srotit svoje korporátní stoupence a za stálého bubnování je vyslat plnit jejich práci. Elena se otočila na pravý bok a př</text:span><text:span text:style-name="T4">e</text:span><text:span text:style-name="T3">táhla si deku přes hlavu vědouc blížící se nevyhnutelné. Ale bubeníček ji nechával čekat, ve tmě pod dekou, v naprostém tichu. Elena konečně začala <text:s/></text:span><text:span text:style-name="T11">s úlevou </text:span><text:span text:style-name="T3">klimbat </text:span><text:span text:style-name="T4">a v polospánku se jí zdály sny (doplnit sny přetvářející se v noční můry). </text:span><text:span text:style-name="T23">B</text:span><text:span text:style-name="T21">yla jakousi beztvarou entitou poletující</text:span><text:span text:style-name="T44">( bezmasá entita pulsujícího vědomí toužící po kom</text:span><text:span text:style-name="T49">p</text:span><text:span text:style-name="T44">limentaci své neexistující tělesné schránky)</text:span><text:span text:style-name="T21"> těsně nad zemí.</text:span><text:span text:style-name="T4"> </text:span><text:span text:style-name="T17">Ocitla se v lese, na pasece. B</text:span><text:span text:style-name="T14">ylo období jara a vše bylo plné života. </text:span><text:span text:style-name="T15">Rozverné d</text:span><text:span text:style-name="T14">ěti </text:span><text:span text:style-name="T15">s úsměvy od ucha k uchu</text:span><text:span text:style-name="T14"> skotačily okolo svých rodičů <text:s/></text:span><text:span text:style-name="T15">a prarodičů </text:span><text:span text:style-name="T14">na rozkvetlých lukách za doprovodu pestrobarevných motýlů. </text:span><text:span text:style-name="T17">Tyto rozverné p</text:span><text:span text:style-name="T16">ostav</text:span><text:span text:style-name="T17">ičky</text:span><text:span text:style-name="T14"> </text:span><text:span text:style-name="T16">začali tvořit jakýsi hlouček který postupem času nabýval na mohutnosti </text:span><text:span text:style-name="T17">zatímco stále přicházely nové a nové rodiny</text:span><text:span text:style-name="T16">. </text:span><text:span text:style-name="T17">S</text:span><text:span text:style-name="T16">hromáždění, stále plné veselý, </text:span><text:span text:style-name="T17">se </text:span><text:span text:style-name="T16">pomalu sunulo hlouběji do lesa </text:span><text:span text:style-name="T17">a Elen byla odhodlána ho následovat. </text:span><text:span text:style-name="T37">DELŠÍ CESTA</text:span><text:span text:style-name="T36"> </text:span><text:span text:style-name="T17">Minuli obrovský starý dub, přešli kamennou lávku a s nesmírnou námahou </text:span><text:span text:style-name="T18">stoupali na kopec, který se nad nimi zlověstně tyčil jako nejvyšší soudce </text:span><text:span text:style-name="T21">nad </text:span><text:span text:style-name="T41">právoplatně </text:span><text:span text:style-name="T22">obžalovaným </text:span><text:span text:style-name="T41">a později i odsouzeným</text:span><text:span text:style-name="T18">.</text:span><text:span text:style-name="T17"> </text:span><text:span text:style-name="T18">Navzdory průchodu hrůznou krajinou si však procesí udržovalo svoji nanejvýš skvělou náladu. Nebyla možnost zahlédnout byť jednoho z těchto přízračných chodců že by zkřivil úsměv nebo snad zaslechnout stížnosti na náročnost cesty, přestože terén zvláště do kopce byl vskutku zrádný, nesmírně příkrý a kamenitý. O to víc Elenu zaskočilo když si téměř na </text:span><text:span text:style-name="T41">konci cesti</text:span><text:span text:style-name="T18"> povšimla, že někteří z účastníků nemají ani boty </text:span><text:span text:style-name="T19">a navzdory svým do krve rozedřeným nohám </text:span><text:span text:style-name="T23">a kouskům kůže plandajícím po každém nadzdvihnutí nohy, </text:span><text:span text:style-name="T19">se stále usmívají</text:span><text:span text:style-name="T18">. </text:span><text:span text:style-name="T21"><text:s/>Vzápětí dorazili na místo, bylo temné a starobylé, avšak prapodivně povědomé. Byla jím jeskyně těsně pod vrcholkem hory, s kamenným vchodem pokrytým prastarými runami. </text:span><text:span text:style-name="T23">Všichni členové se postupně, pomalu, jeden po druhém a <text:s/>s úsměvy na tváři nořili do temnoty. Elena chvíli stála na </text:span><text:span text:style-name="T30">o</text:span><text:span text:style-name="T23">kraji do skály vytesané brány, zatímco se rozmýšlela zda-li vstoupit do útrob černo černé nicoty a naslouchala stále se vzdalujícímu dět</text:span><text:span text:style-name="T24">skému smíchu. </text:span><text:span text:style-name="T25">Po době která se jí zdála věčná se odhodlala vstoupit a hle, vevnitř jeskyně mihotalo fialové světélko. Elenu to zprvu zmátlo a pro potvrzení své teorie pomalu vycouvala up</text:span><text:span text:style-name="T30">írajíc</text:span><text:span text:style-name="T25"> </text:span><text:span text:style-name="T36">na </text:span><text:span text:style-name="T25">světélko v dálce </text:span><text:span text:style-name="T30">zrak</text:span><text:span text:style-name="T25">. A skutečně jakmile vykročila jen jednou nohou ze vstupní runové brány, světélko jako kdyby zhaslo, poté se však posunula dopředu a světlo se opět rozsvítilo. </text:span><text:span text:style-name="T26">Vstupní brána asi musela obsahovat nějaký nášlapný mechanismus na rozsvěcení. Jelikož </text:span><text:span text:style-name="T31">hluk uvnitř</text:span><text:span text:style-name="T26"> začínal nabírat na intenzitě spokojila se s tímto vysvětlením a pokračovala v cestě. Průvod dohnala <text:s/>objímající propast tak hlubokou, že oko nedohlédlo. Dospělí tančili a zpívali v kruhu okolo propasti za rytmu </text:span><text:span text:style-name="T27">nelidských </text:span><text:span text:style-name="T26">píšťal </text:span><text:span text:style-name="T27">které z ní vycházely,</text:span><text:span text:style-name="T26"> </text:span><text:span text:style-name="T27">zatímco děti se začaly tiše řadit </text:span><text:span text:style-name="T38">zády k východ</text:span><text:span text:style-name="T39">u</text:span><text:span text:style-name="T38"> a čelem k </text:span><text:span text:style-name="T39">té prokleté</text:span><text:span text:style-name="T38"> jámě</text:span><text:span text:style-name="T27">.</text:span><text:span text:style-name="T26"> </text:span><text:span text:style-name="T27">Hudba byla pomalá a hluboká, jakoby </text:span><text:span text:style-name="T28">předzvěst</text:span><text:span text:style-name="T27"> mnohem horší</text:span><text:span text:style-name="T28">ch</text:span><text:span text:style-name="T27"> událost</text:span><text:span text:style-name="T28">í</text:span><text:span text:style-name="T27">. </text:span><text:span text:style-name="T26"><text:s/></text:span><text:span text:style-name="T27">Píšťaly se začaly zrychlovat, stejně jako zvyšovat svou intonaci za neustálých pokřiků rozesmátých vesničanů, podupování rozedřených nohou a </text:span><text:span text:style-name="T28">odhazování svršků. Nakonec tam stáli. Démonická tlupa obludně vyšklebených naháčů tančících okolo propasti zatímco se na ně mlčky dívají jejich děti, </text:span><text:span text:style-name="T31">nebo</text:span><text:span text:style-name="T28"> děti jejich dětí.</text:span><text:span text:style-name="T18"> </text:span><text:span text:style-name="T28">Najednou se kruh rozestoupil a za stálého pokřiku a tance děti začali skákat pískotu píšťaly vstříc. Elen se na to nemohla dívat. Chtěla si hlavu strčit do dlaní a začít brečet, ale jeden z naháčů jí chytil za </text:span><text:span text:style-name="T32">znenadání zhmotnělou </text:span><text:span text:style-name="T28">levou pa</text:span><text:span text:style-name="T29">ži a mrštil s ní do propasti. </text:span><text:span text:style-name="T32">Ocitla se ve tmě</text:span><text:span text:style-name="T29">.</text:span><text:span text:style-name="T28"> <text:line-break/></text:span></text:p>
      <text:p text:style-name="P2"/>
      <text:p text:style-name="P2"/>
      <text:p text:style-name="P2"/>
      <text:p text:style-name="P6"/>
      <text:p text:style-name="P7">2<text:line-break/><text:span text:style-name="T34">Celý svět se s ní točil závratnou rychlostí a ona nevěděla kde je nahoře a kde dole zatímco se její tělo bezmocně spouštělo dále do temnoty. Padala a zuřivě okolo sebe mávala končetinami s úmyslem zachytit se sebemenšího výstupku na jinak hladké skále. V tu chvíli o něco zavadila, bylo to měkké, poddajné a chlupaté. Skoro jako … deka. Probrala se na své posteli zhluboka dýchaje </text:span><text:span text:style-name="T40">za hromového bušení vlastního srdce</text:span><text:span text:style-name="T34">, na čele měla krůpěje studeného potu a hlavu stále přikrytou od toho jak se snažila uniknout blížícímu se burácení korporátního bubeníka. </text:span><text:span text:style-name="T40">Dobrých 5min Elena nehnutě ležela. </text:span><text:span text:style-name="T35">Vlna adrenalinu z efektu uteč či bojuj </text:span><text:span text:style-name="T40">poté konečně začala opadat</text:span><text:span text:style-name="T35">. „</text:span><text:span text:style-name="T40">Jen sen, byl to jen sen.“ Nedokázala si odpustit úsměv. Nejdřív jen lehký, ale po chvíli se začala smát.</text:span></text:p>
      <text:p text:style-name="P3"><text:span text:style-name="T33">K</text:span><text:span text:style-name="T3">dyž tu náhle se otřásla hrůzou, </text:span><text:span text:style-name="T4">protože si povšimla že přestože bydlí na jedné z nejrušnějších ulic v Arkhamu, neslyšela žádný hluk. Žádného chodce, zpěv ptáků nebo projíždějící automobil. </text:span><text:span text:style-name="T5">Místo toho celá rozechvělá pod dekou zaslechla cupitání malých nožek a tiché hraní nějakého</text:span></text:p>
      <text:p text:style-name="P8">ZMĚNA NA PÍŠŤALU → ZACHRÁNÍ JI ZVUK VIOLI</text:p>
      <text:p text:style-name="P3"><text:span text:style-name="T5">smyčcového nástroje odněkud z dálky. Pomalu si začala stahovat deku z čela a zároveň si s ní utírala krůpěje studeného potu. To co uviděla však předčilo její nejdivočejší představy. Nic. Naprostou prázdnot</text:span><text:span text:style-name="T6">u. Navzdory tomu že se blížila 7 hodina ranní, nebyl sebemenší rozdíl mezi tím když měla hlavu pod nebo nad dekou. V záchvatu paniky si na posteli sedla a brzy seznala, že její nohy sice visí z postele ale nedotýkají se podlahy. Vytáhla se zpět na postel rychle jako uštknutá hadem, </text:span><text:span text:style-name="T8">schoulila se do klubíčka a zhluboka dýchala zatímco kolem se ho</text:span><text:span text:style-name="T10">n</text:span><text:span text:style-name="T8">il vítr tlači</text:span><text:span text:style-name="T9">v</text:span><text:span text:style-name="T8"> před sebou </text:span><text:span text:style-name="T9">distonaci </text:span><text:span text:style-name="T10">tichého krysího pískání podobnému chichotání a</text:span><text:span text:style-name="T9"> hrůzné avšak fenomenální smyčcové balady, která jako by vyprávěla smutný příběh plný životního strádání, bití a další</text:span><text:span text:style-name="T10">ch</text:span><text:span text:style-name="T9"> hrůz </text:span><text:span text:style-name="T10">tak strašlivých, že žádná lidská ústa nedokáží vyslovit byť náznak</text:span><text:span text:style-name="T9">. Líčených pomocí tahů smyčce tak nelidských a při tom s takovou něhou, </text:span><text:span text:style-name="T10">že si nebyla jista zda-li se jedná o anděla či o ďábla</text:span><text:span text:style-name="T6">. <text:s/>Hned záhy ji napadlo, že by mohla poslepu nahmatat nohy postele a zkusit čeho se dotýkají ty. „Vždyť to přeci není možné“ říkala si, „Není možné abych se jen tak vznášela na posteli.“. <text:s/></text:span><text:span text:style-name="T7">Nohy postele byly asi 3 stopy dlouhé kovové válce, takže se Elena musela opatrně natáhnout. Sice tomu nesmyslu nevěřila ale představa že by měla strávit zbytek života v nicotě se jí pranic nezamlouval. A když se jí konečně podařilo dosáhnout vytyčeného cíle, zjistila, že ani tuto nohu nic nepodpírá. </text:span><text:span text:style-name="T10">V tom okamžiku propadla panice.</text:span><text:span text:style-name="T6"><text:line-break/></text:span><text:span text:style-name="T5"><text:line-break/><text:line-break/><text:line-break/>-hnědý jenkins měl potomky<text:line-break/>-</text:span><text:span text:style-name="T19">sekta která dává svého prvního potomka bohům – věk rozdílný(jednou za deset let) → dopsat že někteří byli ještě moc malí<text:line-break/>-chlapec – obětovat</text:span></text:p>
      <text:p text:style-name="P1">-<text:span text:style-name="T19">dívka - </text:span><text:span text:style-name="T20">oplodnit</text:span></text:p>
      <text:p text:style-name="P1"><text:span text:style-name="T5">- </text:span><text:span text:style-name="T13">duch ericha zahna slouží jako maják</text:span></text:p>
      <text:p text:style-name="P1">-<text:span text:style-name="T20">matka čarodějka → zamiluje se do ericha zahna → počnou dítě, dceru a oba rodiče se do ní natolik zamilují že se jí rozhodnou ochraňovat navzdory vlastní smrti</text:span></text:p>
      <text:p text:style-name="P5">-Elena trpí depresí</text:p>
      <text:p text:style-name="P1">-<text:span text:style-name="T13">popis Eleny když se bude prohlížet v zrcadle</text:span></text:p>
      <text:p text:style-name="P4">-<text:span text:style-name="T42">vysvobozením jí bude šílenství<text:line-break/>-</text:span><text:span text:style-name="T45">zodiac – </text:span><text:span text:style-name="T46">použití šifry, domyšlení příběhu</text:span></text:p>
      <text:p text:style-name="P4"><text:span text:style-name="T42">-</text:span><text:span text:style-name="T47">maska boha pod kterou oběví sama sebe a začne si vzpomínat na obludou minulost, byla posedlá, prováděla rituální vraždy, nechala se dobrovolně oplodnit skutečným bohem a po uvědomění upadá do šílenství zatímco jí její potomci trhají na kusy<text:line-break/></text:span><text:span text:style-name="T48">Dostane se do jungle(zalesněná oblast), narazí na vřískající noc(náčrtek v sešitě), probouzí se doma, neví co je skutečné a co ne. Mělo by vést k většímu zmatení čtenáře. Zároveň mi jungle přijde jako moc velké klišé a nechci aby se po každé děsuplné sekvenci ocitla zpět v posteli s vědomím, že se jednalo o sen. Ještě uvidím. Změnit název města. Vymysli si vlastní lore.</text:span><text:span text:style-name="T47"><text:line-break/></text:span><text:soft-page-break/><text:span text:style-name="T42"><text:line-break/></text:span><text:span text:style-name="T43">Každý jednou začne škemrat o milosrdnou smrt, někdo dříve, někdo pozděj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3T15:17:45.162000000</meta:creation-date>
    <dc:date>2023-08-21T01:34:49.955000000</dc:date>
    <meta:editing-duration>PT2H27M56S</meta:editing-duration>
    <meta:editing-cycles>30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12" meta:word-count="1267" meta:character-count="7957" meta:non-whitespace-character-count="6684"/>
  </office:meta>
</office:document-meta>
</file>